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4.092cm"/>
    </style:style>
    <style:style style:name="co4" style:family="table-column">
      <style:table-column-properties fo:break-before="auto" style:column-width="3.685cm"/>
    </style:style>
    <style:style style:name="co5" style:family="table-column">
      <style:table-column-properties fo:break-before="auto" style:column-width="3.549cm"/>
    </style:style>
    <style:style style:name="co6" style:family="table-column">
      <style:table-column-properties fo:break-before="auto" style:column-width="1.942cm"/>
    </style:style>
    <style:style style:name="co7" style:family="table-column">
      <style:table-column-properties fo:break-before="auto" style:column-width="3.33cm"/>
    </style:style>
    <style:style style:name="co8" style:family="table-column">
      <style:table-column-properties fo:break-before="auto" style:column-width="2.7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08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20.251cm" svg:height="12.595cm" svg:x="6.935cm" svg:y="11.735cm">
            <draw:object draw:notify-on-update-of-ranges="Sheet1.E10:Sheet1.E26 Sheet1.F10:Sheet1.F2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visibility="collapse" table:number-columns-repeated="3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row table:style-name="ro1" table:number-rows-repeated="3"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2">
          <table:table-cell/>
          <table:table-cell office:value-type="float" office:value="0.9932">
            <text:p>0.9932</text:p>
          </table:table-cell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2" table:number-rows-repeated="2"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2">
          <table:table-cell table:number-columns-repeated="4"/>
          <table:table-cell table:style-name="ce1" office:value-type="string">
            <text:p>Number of Processors</text:p>
          </table:table-cell>
          <table:table-cell table:style-name="ce1" office:value-type="string">
            <text:p>Calculated Speedup</text:p>
          </table:table-cell>
          <table:table-cell table:number-columns-repeated="2"/>
          <table:table-cell table:style-name="ce4" office:value-type="string">
            <text:p>Number of Threads</text:p>
          </table:table-cell>
          <table:table-cell table:style-name="ce4" office:value-type="string">
            <text:p>Measured Speedup</text:p>
          </table:table-cell>
          <table:table-cell table:style-name="ce4" office:value-type="string">
            <text:p>Speed (s)</text:p>
          </table:table-cell>
          <table:table-cell/>
        </table:table-row>
        <table:table-row table:style-name="ro2">
          <table:table-cell table:number-columns-repeated="4"/>
          <table:table-cell office:value-type="float" office:value="1">
            <text:p>1</text:p>
          </table:table-cell>
          <table:table-cell table:formula="of:=1/((1-0.9921)+(0.9921/[.E10]))" office:value-type="float" office:value="1">
            <text:p>1.0000000000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 table:style-name="ce3" office:value-type="float" office:value="1">
            <text:p>1.0000000000</text:p>
          </table:table-cell>
          <table:table-cell table:style-name="ce2" office:value-type="float" office:value="39.746921">
            <text:p>39.746921</text:p>
          </table:table-cell>
          <table:table-cell/>
        </table:table-row>
        <table:table-row table:style-name="ro2">
          <table:table-cell table:number-columns-repeated="4"/>
          <table:table-cell office:value-type="float" office:value="2">
            <text:p>2</text:p>
          </table:table-cell>
          <table:table-cell table:formula="of:=1/((1-0.9921)+(0.9921/[.E11]))" office:value-type="float" office:value="1.98432384165096">
            <text:p>1.9843238417</text:p>
          </table:table-cell>
          <table:table-cell table:number-columns-repeated="2"/>
          <table:table-cell table:style-name="ce2" office:value-type="float" office:value="2">
            <text:p>2</text:p>
          </table:table-cell>
          <table:table-cell table:style-name="ce3" table:formula="of:=39.746921/[.K11]" office:value-type="float" office:value="1.94236600069383">
            <text:p>1.9423660007</text:p>
          </table:table-cell>
          <table:table-cell table:style-name="ce2" office:value-type="float" office:value="20.463147">
            <text:p>20.463147</text:p>
          </table:table-cell>
          <table:table-cell/>
        </table:table-row>
        <table:table-row table:style-name="ro2">
          <table:table-cell table:number-columns-repeated="4"/>
          <table:table-cell table:formula="of:=[.E11]*2" office:value-type="float" office:value="4">
            <text:p>4</text:p>
          </table:table-cell>
          <table:table-cell table:formula="of:=1/((1-0.9921)+(0.9921/[.E12]))" office:value-type="float" office:value="3.90739474455407">
            <text:p>3.9073947446</text:p>
          </table:table-cell>
          <table:table-cell table:number-columns-repeated="2"/>
          <table:table-cell table:style-name="ce2" office:value-type="float" office:value="4">
            <text:p>4</text:p>
          </table:table-cell>
          <table:table-cell table:style-name="ce3" table:formula="of:=39.746921/[.K12]" office:value-type="float" office:value="3.03327049588924">
            <text:p>3.0332704959</text:p>
          </table:table-cell>
          <table:table-cell table:style-name="ce2" office:value-type="float" office:value="13.103652">
            <text:p>13.103652</text:p>
          </table:table-cell>
          <table:table-cell/>
        </table:table-row>
        <table:table-row table:style-name="ro2">
          <table:table-cell table:number-columns-repeated="4"/>
          <table:table-cell table:formula="of:=[.E12]*2" office:value-type="float" office:value="8">
            <text:p>8</text:p>
          </table:table-cell>
          <table:table-cell table:formula="of:=1/((1-0.9921)+(0.9921/[.E13]))" office:value-type="float" office:value="7.58078271581541">
            <text:p>7.5807827158</text:p>
          </table:table-cell>
          <table:table-cell table:number-columns-repeated="2"/>
          <table:table-cell table:style-name="ce2" office:value-type="float" office:value="8">
            <text:p>8</text:p>
          </table:table-cell>
          <table:table-cell table:style-name="ce3" table:formula="of:=39.746921/[.K13]" office:value-type="float" office:value="2.54130685207943">
            <text:p>2.5413068521</text:p>
          </table:table-cell>
          <table:table-cell table:style-name="ce2" office:value-type="float" office:value="15.640347">
            <text:p>15.640347</text:p>
          </table:table-cell>
          <table:table-cell/>
        </table:table-row>
        <table:table-row table:style-name="ro2">
          <table:table-cell table:number-columns-repeated="4"/>
          <table:table-cell table:formula="of:=[.E13]*2" office:value-type="float" office:value="16">
            <text:p>16</text:p>
          </table:table-cell>
          <table:table-cell table:formula="of:=1/((1-0.9921)+(0.9921/[.E14]))" office:value-type="float" office:value="14.3048725972284">
            <text:p>14.3048725972</text:p>
          </table:table-cell>
          <table:table-cell table:number-columns-repeated="2"/>
          <table:table-cell table:style-name="ce2" office:value-type="float" office:value="16">
            <text:p>16</text:p>
          </table:table-cell>
          <table:table-cell table:style-name="ce3" table:formula="of:=39.746921/[.K14]" office:value-type="float" office:value="2.504881494172">
            <text:p>2.5048814942</text:p>
          </table:table-cell>
          <table:table-cell table:style-name="ce2" office:value-type="float" office:value="15.867785">
            <text:p>15.867785</text:p>
          </table:table-cell>
          <table:table-cell/>
        </table:table-row>
        <table:table-row table:style-name="ro2">
          <table:table-cell table:number-columns-repeated="4"/>
          <table:table-cell table:formula="of:=[.E14]*2" office:value-type="float" office:value="32">
            <text:p>32</text:p>
          </table:table-cell>
          <table:table-cell table:formula="of:=1/((1-0.9921)+(0.9921/[.E15]))" office:value-type="float" office:value="25.7048758936461">
            <text:p>25.7048758936</text:p>
          </table:table-cell>
          <table:table-cell table:number-columns-repeated="2"/>
          <table:table-cell table:style-name="ce2" office:value-type="float" office:value="32">
            <text:p>32</text:p>
          </table:table-cell>
          <table:table-cell table:style-name="ce3" table:formula="of:=39.746921/[.K15]" office:value-type="float" office:value="2.40537437968305">
            <text:p>2.4053743797</text:p>
          </table:table-cell>
          <table:table-cell table:style-name="ce2" office:value-type="float" office:value="16.524214">
            <text:p>16.524214</text:p>
          </table:table-cell>
          <table:table-cell/>
        </table:table-row>
        <table:table-row table:style-name="ro2">
          <table:table-cell table:number-columns-repeated="4"/>
          <table:table-cell table:formula="of:=[.E15]*2" office:value-type="float" office:value="64">
            <text:p>64</text:p>
          </table:table-cell>
          <table:table-cell table:formula="of:=1/((1-0.9921)+(0.9921/[.E16]))" office:value-type="float" office:value="42.7321893570143">
            <text:p>42.7321893570</text:p>
          </table:table-cell>
          <table:table-cell table:number-columns-repeated="6"/>
        </table:table-row>
        <table:table-row table:style-name="ro2">
          <table:table-cell table:number-columns-repeated="4"/>
          <table:table-cell table:formula="of:=[.E16]*2" office:value-type="float" office:value="128">
            <text:p>128</text:p>
          </table:table-cell>
          <table:table-cell table:formula="of:=1/((1-0.9921)+(0.9921/[.E17]))" office:value-type="float" office:value="63.894573952978">
            <text:p>63.8945739530</text:p>
          </table:table-cell>
          <table:table-cell table:number-columns-repeated="6"/>
        </table:table-row>
        <table:table-row table:style-name="ro2">
          <table:table-cell table:number-columns-repeated="4"/>
          <table:table-cell table:formula="of:=[.E17]*2" office:value-type="float" office:value="256">
            <text:p>256</text:p>
          </table:table-cell>
          <table:table-cell table:formula="of:=1/((1-0.9921)+(0.9921/[.E18]))" office:value-type="float" office:value="84.9228727815565">
            <text:p>84.9228727816</text:p>
          </table:table-cell>
          <table:table-cell table:number-columns-repeated="6"/>
        </table:table-row>
        <table:table-row table:style-name="ro2">
          <table:table-cell table:number-columns-repeated="4"/>
          <table:table-cell table:formula="of:=[.E18]*2" office:value-type="float" office:value="512">
            <text:p>512</text:p>
          </table:table-cell>
          <table:table-cell table:formula="of:=1/((1-0.9921)+(0.9921/[.E19]))" office:value-type="float" office:value="101.649824296691">
            <text:p>101.6498242967</text:p>
          </table:table-cell>
          <table:table-cell table:number-columns-repeated="6"/>
        </table:table-row>
        <table:table-row table:style-name="ro2">
          <table:table-cell table:number-columns-repeated="4"/>
          <table:table-cell table:formula="of:=[.E19]*2" office:value-type="float" office:value="1024">
            <text:p>1024</text:p>
          </table:table-cell>
          <table:table-cell table:formula="of:=1/((1-0.9921)+(0.9921/[.E20]))" office:value-type="float" office:value="112.754220024886">
            <text:p>112.7542200249</text:p>
          </table:table-cell>
          <table:table-cell table:number-columns-repeated="6"/>
        </table:table-row>
        <table:table-row table:style-name="ro2">
          <table:table-cell table:number-columns-repeated="4"/>
          <table:table-cell table:formula="of:=[.E20]*2" office:value-type="float" office:value="2048">
            <text:p>2048</text:p>
          </table:table-cell>
          <table:table-cell table:formula="of:=1/((1-0.9921)+(0.9921/[.E21]))" office:value-type="float" office:value="119.268779882713">
            <text:p>119.2687798827</text:p>
          </table:table-cell>
          <table:table-cell table:number-columns-repeated="6"/>
        </table:table-row>
        <table:table-row table:style-name="ro2">
          <table:table-cell table:number-columns-repeated="4"/>
          <table:table-cell table:formula="of:=[.E21]*2" office:value-type="float" office:value="4096">
            <text:p>4096</text:p>
          </table:table-cell>
          <table:table-cell table:formula="of:=1/((1-0.9921)+(0.9921/[.E22]))" office:value-type="float" office:value="122.816749374074">
            <text:p>122.8167493741</text:p>
          </table:table-cell>
          <table:table-cell table:number-columns-repeated="6"/>
        </table:table-row>
        <table:table-row table:style-name="ro2">
          <table:table-cell table:number-columns-repeated="4"/>
          <table:table-cell table:formula="of:=[.E22]*2" office:value-type="float" office:value="8192">
            <text:p>8192</text:p>
          </table:table-cell>
          <table:table-cell table:formula="of:=1/((1-0.9921)+(0.9921/[.E23]))" office:value-type="float" office:value="124.671087173885">
            <text:p>124.6710871739</text:p>
          </table:table-cell>
          <table:table-cell table:number-columns-repeated="6"/>
        </table:table-row>
        <table:table-row table:style-name="ro2">
          <table:table-cell table:number-columns-repeated="4"/>
          <table:table-cell table:formula="of:=[.E23]*2" office:value-type="float" office:value="16384">
            <text:p>16384</text:p>
          </table:table-cell>
          <table:table-cell table:formula="of:=1/((1-0.9921)+(0.9921/[.E24]))" office:value-type="float" office:value="125.619413965194">
            <text:p>125.6194139652</text:p>
          </table:table-cell>
          <table:table-cell table:number-columns-repeated="6"/>
        </table:table-row>
        <table:table-row table:style-name="ro2">
          <table:table-cell table:number-columns-repeated="4"/>
          <table:table-cell table:formula="of:=[.E24]*2" office:value-type="float" office:value="32768">
            <text:p>32768</text:p>
          </table:table-cell>
          <table:table-cell table:formula="of:=1/((1-0.9921)+(0.9921/[.E25]))" office:value-type="float" office:value="126.099008194051">
            <text:p>126.0990081941</text:p>
          </table:table-cell>
          <table:table-cell table:number-columns-repeated="6"/>
        </table:table-row>
        <table:table-row table:style-name="ro2">
          <table:table-cell table:number-columns-repeated="4"/>
          <table:table-cell table:formula="of:=[.E25]*2" office:value-type="float" office:value="65536">
            <text:p>65536</text:p>
          </table:table-cell>
          <table:table-cell table:formula="of:=1/((1-0.9921)+(0.9921/[.E26]))" office:value-type="float" office:value="126.340181193752">
            <text:p>126.3401811938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2"/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2"/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">
      <number:number number:decimal-places="10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5">00/00/0000</text:date>, <text:time style:data-style-name="N2" text:time-value="0000-00-00T02:08:4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ward Michniak</meta:initial-creator>
    <meta:creation-date>2013-04-11T14:48:33</meta:creation-date>
    <dc:date>2013-04-15T03:26:02</dc:date>
    <dc:creator>Edward Michniak</dc:creator>
    <meta:editing-duration>PT1H1M53S</meta:editing-duration>
    <meta:editing-cycles>2</meta:editing-cycles>
    <meta:generator>LibreOffice/3.6$Linux_X86_64 LibreOffice_project/360m1$Build-2</meta:generator>
    <meta:document-statistic meta:table-count="2" meta:cell-count="5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b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252cm" svg:height="12.596cm" xlink:href=".." xlink:type="simple" chart:class="chart:line" chart:style-name="ch1">
        <chart:plot-area chart:style-name="ch2" table:cell-range-address="Sheet1.E10:Sheet1.F26" chart:data-source-has-labels="column" svg:x="1.416cm" svg:y="1.139cm" svg:width="18.026cm" svg:height="10.225cm">
          <chartooo:coordinate-region svg:x="2.223cm" svg:y="1.338cm" svg:width="16.754cm" svg:height="9.379cm"/>
          <chart:axis chart:dimension="x" chart:name="primary-x" chart:style-name="ch3" chartooo:axis-type="auto">
            <chartooo:date-scale/>
            <chart:title svg:x="8.771cm" svg:y="11.615cm" chart:style-name="ch4">
              <text:p>Number of Processors</text:p>
            </chart:title>
            <chart:categories table:cell-range-address="Sheet1.E10:Sheet1.E26"/>
          </chart:axis>
          <chart:axis chart:dimension="y" chart:name="primary-y" chart:style-name="ch5">
            <chart:title svg:x="0.451cm" svg:y="7.856cm" chart:style-name="ch6">
              <text:p>Calculated Speed Up</text:p>
            </chart:title>
            <chart:grid chart:style-name="ch7" chart:class="major"/>
          </chart:axis>
          <chart:series chart:style-name="ch8" chart:values-cell-range-address="Sheet1.F10:Sheet1.F26" chart:class="chart:line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E10:Sheet1.E26</svg:desc>
                </draw:g>
              </table:table-cell>
              <table:table-cell office:value-type="float" office:value="1">
                <text:p>1</text:p>
                <draw:g>
                  <svg:desc>Sheet1.F10:Sheet1.F2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98432384165096">
                <text:p>1.9843238416509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90739474455407">
                <text:p>3.9073947445540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.58078271581541">
                <text:p>7.5807827158154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4.3048725972284">
                <text:p>14.304872597228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5.7048758936461">
                <text:p>25.704875893646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2.7321893570143">
                <text:p>42.732189357014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63.894573952978">
                <text:p>63.89457395297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84.9228727815565">
                <text:p>84.922872781556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01.649824296691">
                <text:p>101.64982429669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12.754220024886">
                <text:p>112.754220024886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19.268779882713">
                <text:p>119.268779882713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122.816749374074">
                <text:p>122.816749374074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124.671087173885">
                <text:p>124.671087173885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125.619413965194">
                <text:p>125.619413965194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126.099008194051">
                <text:p>126.099008194051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126.340181193752">
                <text:p>126.3401811937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